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A800000141BDADF987.jpg" manifest:media-type="image/jpeg"/>
  <manifest:file-entry manifest:full-path="Pictures/10000000000001250000009FB8171683.jpg" manifest:media-type="image/jpeg"/>
  <manifest:file-entry manifest:full-path="Pictures/10000000000003A8000001416BFAE9C4.jpg" manifest:media-type="image/jpeg"/>
  <manifest:file-entry manifest:full-path="Pictures/1000000000000040000000400142E83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4" svg:font-family="Albany" style:font-adornments="Standard" style:font-pitch="variable" style:font-charset="x-symbol"/>
    <style:font-face style:name="Arial6" svg:font-family="Arial" style:font-pitch="variable" style:font-charset="x-symbol"/>
    <style:font-face style:name="Arial Unicode MS1" svg:font-family="'Arial Unicode MS'" style:font-pitch="variable" style:font-charset="x-symbol"/>
    <style:font-face style:name="HG Mincho Light J2" svg:font-family="'HG Mincho Light J', 'MS Mincho', 'HG Mincho J', 'HG Mincho L', 'HG Mincho', Mincho, 'MS PMincho', 'MS Gothic', 'HG Gothic J', 'HG Gothic B', 'HG Gothic', Gothic, 'MS PGothic', 'Andale Sans UI', 'Arial Unicode MS', 'Lucida Sans Unicode', Tahoma" style:font-pitch="variable" style:font-charset="x-symbol"/>
    <style:font-face style:name="Standard Symbols L1" svg:font-family="'Standard Symbols L'" style:font-pitch="variable" style:font-charset="x-symbol"/>
    <style:font-face style:name="Standard Symbols L" svg:font-family="'Standard Symbols L'" style:font-adornments="Standard" style:font-pitch="variable"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Albany3" svg:font-family="Albany" style:font-adornments="Standard" style:font-family-generic="swiss" style:font-pitch="variable" style:font-charset="x-symbol"/>
    <style:font-face style:name="Arial5" svg:font-family="Arial" style:font-family-generic="swiss" style:font-pitch="variable" style:font-charset="x-symbol"/>
    <style:font-face style:name="Times-Roman1" svg:font-family="Times-Roman" style:font-family-generic="roman"/>
    <style:font-face style:name="Helvetica1" svg:font-family="Helvetica" style:font-family-generic="swiss"/>
    <style:font-face style:name="CourierNewPSMT1" svg:font-family="CourierNewPSMT" style:font-family-generic="modern" style:font-pitch="fixed"/>
    <style:font-face style:name="Arial3" svg:font-family="Arial" style:font-family-generic="swiss" style:font-pitch="fixed"/>
    <style:font-face style:name="CourierNewPSMT2" svg:font-family="CourierNewPSMT" style:font-family-generic="swiss" style:font-pitch="fixed"/>
    <style:font-face style:name="Helvetica" svg:font-family="Helvetica" style:font-family-generic="swiss" style:font-pitch="fixed"/>
    <style:font-face style:name="Arial4" svg:font-family="Arial" style:font-pitch="variable"/>
    <style:font-face style:name="Arial Unicode MS" svg:font-family="'Arial Unicode MS'"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Sans L" svg:font-family="'Nimbus Sans L'" style:font-pitch="variable"/>
    <style:font-face style:name="Arial2" svg:font-family="Arial" style:font-family-generic="modern" style:font-pitch="variable"/>
    <style:font-face style:name="CourierNewPSMT" svg:font-family="CourierNewPSMT" style:font-family-generic="modern" style:font-pitch="variable"/>
    <style:font-face style:name="Albany" svg:font-family="Albany"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lbany2"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 svg:font-family="'DejaVu Sans'" style:font-family-generic="swiss" style:font-pitch="variable"/>
    <style:font-face style:name="Helvetica2" svg:font-family="Helvetic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slideWipe" smil:subtype="fromTop"/>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parent-style-name="standard">
      <style:graphic-properties draw:stroke="none" draw:fill="none" draw:fill-color="#ffffff" draw:auto-grow-width="true" fo:min-height="0.935cm" fo:min-width="13.66cm"/>
    </style:style>
    <style:style style:name="gr2"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4.503cm" fo:min-width="0cm" fo:padding-top="0.13cm" fo:padding-bottom="0.13cm" fo:padding-left="0.25cm" fo:padding-right="0.25cm" fo:wrap-option="wrap" draw:shadow="hidden" draw:shadow-color="#808080"/>
    </style:style>
    <style:style style:name="pr2" style:family="presentation" style:parent-style-name="Title1-subtitle" style:list-style-name="L9">
      <style:graphic-properties draw:stroke="none" draw:fill="none" draw:fill-color="#ffffff" draw:textarea-horizontal-align="justify" draw:textarea-vertical-align="top" draw:auto-grow-height="true" draw:auto-grow-width="false" fo:min-height="6.36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23.276cm" draw:shadow="hidden"/>
    </style:style>
    <style:style style:name="pr4" style:family="presentation" style:parent-style-name="Default-title">
      <style:graphic-properties draw:fill-color="#ffffff" draw:auto-grow-height="true" fo:min-height="3.012cm"/>
    </style:style>
    <style:style style:name="pr5" style:family="presentation" style:parent-style-name="Default-outline1">
      <style:graphic-properties draw:fill-color="#ffffff" draw:auto-grow-height="true" fo:min-height="16.571cm"/>
    </style:style>
    <style:style style:name="pr6" style:family="presentation" style:parent-style-name="Default-notes">
      <style:graphic-properties draw:fill-color="#ffffff" fo:min-height="12.571cm"/>
    </style:style>
    <style:style style:name="pr7" style:family="presentation" style:parent-style-name="Default-outline1">
      <style:graphic-properties draw:fill-color="#ffffff" draw:auto-grow-height="true" fo:min-height="11.999cm"/>
    </style:style>
    <style:style style:name="pr8" style:family="presentation" style:parent-style-name="Default-notes">
      <style:graphic-properties draw:fill-color="#ffffff" draw:auto-grow-height="true" fo:min-height="12.571cm"/>
    </style:style>
    <style:style style:name="pr9" style:family="presentation" style:parent-style-name="Default-outline1" style:list-style-name="L10">
      <style:graphic-properties draw:fill-color="#ffffff" draw:auto-grow-height="true" fo:min-height="14.172cm"/>
    </style:style>
    <style:style style:name="pr10" style:family="presentation" style:parent-style-name="Default-outline1">
      <style:graphic-properties draw:fill-color="#ffffff" draw:auto-grow-height="true" fo:min-height="14.99cm"/>
    </style:style>
    <style:style style:name="pr11" style:family="presentation" style:parent-style-name="Default-outline1" style:list-style-name="L4">
      <style:graphic-properties draw:fill-color="#ffffff" draw:auto-grow-height="true" fo:min-height="16.517cm"/>
    </style:style>
    <style:style style:name="pr12" style:family="presentation" style:parent-style-name="Default-outline1">
      <style:graphic-properties draw:fill-color="#ffffff" draw:auto-grow-height="true" fo:min-height="13.871cm"/>
    </style:style>
    <style:style style:name="pr13" style:family="presentation" style:parent-style-name="Default-notes">
      <style:graphic-properties draw:fill-color="#ffffff" draw:auto-grow-height="true" fo:min-height="24.204cm"/>
    </style:style>
    <style:style style:name="pr14" style:family="presentation" style:parent-style-name="Default-notes">
      <style:graphic-properties draw:fill-color="#ffffff" draw:auto-grow-height="true" fo:min-height="24.204cm"/>
    </style:style>
    <style:style style:name="pr15" style:family="presentation" style:parent-style-name="Default-title">
      <style:graphic-properties draw:fill-color="#ffffff" fo:min-height="3.012cm"/>
    </style:style>
    <style:style style:name="pr16" style:family="presentation" style:parent-style-name="Default-outline1">
      <style:graphic-properties draw:fill-color="#ffffff" fo:min-height="14.672cm"/>
    </style:style>
    <style:style style:name="pr17" style:family="presentation" style:parent-style-name="Default-notes">
      <style:graphic-properties draw:fill-color="#ffffff" fo:min-height="24.543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text-properties style:font-name="DejaVu Sans"/>
    </style:style>
    <style:style style:name="P3" style:family="paragraph">
      <style:paragraph-properties fo:margin-left="1.27cm" fo:margin-right="0cm" fo:text-align="center" fo:text-indent="0cm"/>
    </style:style>
    <style:style style:name="P4" style:family="paragraph">
      <style:paragraph-properties fo:margin-left="1.27cm" fo:margin-right="0cm" fo:margin-top="0.246cm" fo:margin-bottom="0.123cm" fo:text-align="center" fo:text-indent="0cm" style:writing-mode="lr-tb"/>
      <style:text-properties style:font-name="DejaVu Sans" fo:font-size="30.8999996185303pt"/>
    </style:style>
    <style:style style:name="P5" style:family="paragraph">
      <style:paragraph-properties fo:margin-left="0cm" fo:margin-right="0cm" fo:text-indent="0cm"/>
    </style:style>
    <style:style style:name="P6" style:family="paragraph">
      <style:text-properties fo:font-size="16pt" fo:font-weight="bold"/>
    </style:style>
    <style:style style:name="P7" style:family="paragraph">
      <style:paragraph-properties fo:margin-left="0cm" fo:margin-right="0cm" fo:text-indent="0cm"/>
      <style:text-properties fo:font-size="13.1999998092651pt"/>
    </style:style>
    <style:style style:name="P8" style:family="paragraph">
      <style:paragraph-properties fo:margin-left="0cm" fo:margin-right="0cm" fo:text-indent="0cm"/>
      <style:text-properties style:font-name="DejaVu Sans"/>
    </style:style>
    <style:style style:name="P9" style:family="paragraph">
      <style:paragraph-properties fo:margin-left="0.948cm" fo:margin-right="0cm" fo:text-indent="-0.948cm"/>
    </style:style>
    <style:style style:name="P10" style:family="paragraph">
      <style:paragraph-properties fo:margin-left="0.948cm" fo:margin-right="0cm" fo:text-indent="-0.948cm">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3.73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style>
    <style:style style:name="P11" style:family="paragraph">
      <style:paragraph-properties fo:margin-left="0.948cm" fo:margin-right="0cm" fo:text-indent="0cm"/>
      <style:text-properties style:font-name="DejaVu Sans"/>
    </style:style>
    <style:style style:name="P12" style:family="paragraph">
      <style:paragraph-properties fo:margin-left="0cm" fo:margin-right="0cm" fo:text-indent="0cm"/>
      <style:text-properties fo:font-size="12pt"/>
    </style:style>
    <style:style style:name="P13" style:family="paragraph">
      <style:paragraph-properties fo:margin-left="0.948cm" fo:margin-right="0cm" fo:text-indent="0cm"/>
      <style:text-properties style:font-name="DejaVu Sans" fo:font-size="32pt"/>
    </style:style>
    <style:style style:name="P14" style:family="paragraph">
      <style:paragraph-properties fo:margin-left="0.94cm" fo:margin-right="0cm" fo:margin-top="1.27cm" fo:margin-bottom="0.127cm" fo:text-indent="0cm"/>
      <style:text-properties style:font-name="DejaVu Sans" fo:font-size="32pt" style:font-size-asian="32pt" style:font-size-complex="32pt"/>
    </style:style>
    <style:style style:name="P15" style:family="paragraph">
      <style:paragraph-properties fo:margin-left="0.948cm" fo:margin-right="0cm" fo:text-indent="0cm"/>
      <style:text-properties style:font-name="DejaVu Sans" fo:font-size="26pt"/>
    </style:style>
    <style:style style:name="P1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agraph-properties fo:margin-left="0.948cm" fo:margin-right="0cm" fo:margin-top="0.254cm" fo:margin-bottom="0cm" fo:line-height="150%" fo:text-indent="0cm"/>
      <style:text-properties style:font-name="DejaVu Sans"/>
    </style:style>
    <style:style style:name="P18" style:family="paragraph">
      <style:paragraph-properties style:text-autospace="none"/>
    </style:style>
    <style:style style:name="P19" style:family="paragraph">
      <style:paragraph-properties fo:margin-left="0.948cm" fo:margin-right="0cm" fo:margin-top="0.254cm" fo:margin-bottom="0cm" fo:line-height="100%" fo:text-indent="0cm">
        <style:tab-stops/>
      </style:paragraph-properties>
    </style:style>
    <style:style style:name="P20" style:family="paragraph">
      <style:paragraph-properties fo:margin-left="0.948cm" fo:margin-right="0cm" fo:text-indent="0cm"/>
      <style:text-properties style:font-name="DejaVu Sans" fo:font-size="32pt" style:font-size-asian="32pt" style:font-size-complex="32pt"/>
    </style:style>
    <style:style style:name="T1" style:family="text">
      <style:text-properties fo:color="#000000" style:font-name="DejaVu Sans"/>
    </style:style>
    <style:style style:name="T2" style:family="text">
      <style:text-properties fo:color="#000000" style:font-name="DejaVu Sans" fo:font-size="54pt" fo:font-weight="bold"/>
    </style:style>
    <style:style style:name="T3" style:family="text">
      <style:text-properties fo:color="#000000" style:font-name="Standard Symbols L1" fo:font-size="16pt" fo:font-weight="bold" style:font-name-asian="Standard Symbols L1" style:font-name-complex="Standard Symbols L1"/>
    </style:style>
    <style:style style:name="T4" style:family="text">
      <style:text-properties fo:color="#000000" style:font-name="Albany2" fo:font-size="16pt" fo:font-weight="bold" style:font-name-asian="Standard Symbols L1" style:font-name-complex="Standard Symbols L1"/>
    </style:style>
    <style:style style:name="T5" style:family="text">
      <style:text-properties style:font-name="DejaVu Sans"/>
    </style:style>
    <style:style style:name="T6" style:family="text">
      <style:text-properties style:font-name="DejaVu Sans" fo:font-size="32pt" style:font-size-asian="32pt" style:font-size-complex="32pt"/>
    </style:style>
    <style:style style:name="T7" style:family="text">
      <style:text-properties style:font-name="DejaVu Sans" fo:font-size="28pt" style:font-size-asian="28pt" style:font-size-complex="28pt"/>
    </style:style>
    <style:style style:name="T8" style:family="text">
      <style:text-properties style:font-name="DejaVu Sans" fo:font-size="32pt" fo:font-weight="normal"/>
    </style:style>
    <style:style style:name="T9" style:family="text">
      <style:text-properties fo:font-size="32pt" style:font-size-asian="32pt" style:font-size-complex="32pt"/>
    </style:style>
    <style:style style:name="T10" style:family="text">
      <style:text-properties style:font-name="DejaVu Sans" fo:font-size="32pt"/>
    </style:style>
    <style:style style:name="T11" style:family="text">
      <style:text-properties style:font-name="DejaVu Sans" fo:font-size="26pt" style:font-size-asian="26pt" style:font-size-complex="26pt"/>
    </style:style>
    <style:style style:name="T12" style:family="text">
      <style:text-properties fo:font-size="32pt"/>
    </style:style>
    <style:style style:name="T13" style:family="text">
      <style:text-properties fo:color="#000000" style:text-outline="false" style:text-line-through-style="none" style:text-line-through-type="none" style:text-position="0% 100%" style:font-name="CourierNewPSMT1" fo:font-size="24pt" fo:font-style="normal" fo:text-shadow="none" style:text-underline-style="none" fo:font-weight="normal" style:font-name-asian="CourierNewPSMT1" style:font-size-asian="24pt" style:font-style-asian="normal" style:font-weight-asian="normal" style:font-name-complex="CourierNewPSMT1" style:font-size-complex="24pt" style:font-style-complex="normal" style:font-weight-complex="normal" style:text-emphasize="none" style:font-relief="none"/>
    </style:style>
    <style:style style:name="T14" style:family="text">
      <style:text-properties fo:color="#000000" style:text-outline="false" style:text-line-through-style="none" style:text-line-through-type="none" style:text-position="0% 100%" style:font-name="Arial1" fo:font-size="32pt" fo:font-style="normal" fo:text-shadow="none" style:text-underline-style="none" fo:font-weight="normal" style:font-name-asian="Times-Roman1" style:font-size-asian="10pt" style:font-style-asian="normal" style:font-weight-asian="normal" style:font-name-complex="Times-Roman1" style:font-size-complex="10pt" style:font-style-complex="normal" style:font-weight-complex="normal" style:text-emphasize="none" style:font-relief="none"/>
    </style:style>
    <style:style style:name="T15" style:family="text">
      <style:text-properties fo:color="#000000" style:text-outline="false" style:text-line-through-style="none" style:text-line-through-type="none" style:text-position="0% 100%" style:font-name="CourierNewPSMT1" fo:font-size="32pt" fo:font-style="normal" fo:text-shadow="none" style:text-underline-style="none" fo:font-weight="normal" style:font-name-asian="CourierNewPSMT1" style:font-size-asian="9pt" style:font-style-asian="normal" style:font-weight-asian="normal" style:font-name-complex="CourierNewPSMT1" style:font-size-complex="9pt" style:font-style-complex="normal" style:font-weight-complex="normal" style:text-emphasize="none" style:font-relief="none"/>
    </style:style>
    <style:style style:name="T16" style:family="text">
      <style:text-properties fo:color="#1a1718" style:text-outline="false" style:text-line-through-style="none" style:text-line-through-type="none" style:text-position="0% 100%" style:font-name="DejaVu Sans" fo:font-size="28pt" fo:font-style="normal" fo:text-shadow="none" style:text-underline-style="none" fo:font-weight="normal" style:font-name-asian="StarSymbol1" style:font-size-asian="28pt" style:font-style-asian="normal" style:font-weight-asian="normal" style:font-name-complex="StarSymbol1" style:font-size-complex="28pt" style:font-style-complex="normal" style:font-weight-complex="normal" style:text-emphasize="none" style:font-relief="none"/>
    </style:style>
    <style:style style:name="T17" style:family="text">
      <style:text-properties fo:color="#1a1718" style:text-outline="false" style:text-line-through-style="none" style:text-line-through-type="none" style:text-position="0% 100%" style:font-name="Helvetica1" fo:font-size="24pt" fo:font-style="normal" fo:text-shadow="none" style:text-underline-style="none" fo:font-weight="normal" style:font-name-asian="Helvetica1" style:font-size-asian="24pt" style:font-style-asian="normal" style:font-weight-asian="normal" style:font-name-complex="Helvetica1" style:font-size-complex="24pt" style:font-style-complex="normal" style:font-weight-complex="normal" style:text-emphasize="none" style:font-relief="none"/>
    </style:style>
    <style:style style:name="T18" style:family="text">
      <style:text-properties style:font-name="Arial1" fo:font-size="24pt" style:font-name-asian="CourierNewPSMT1" style:font-size-asian="24pt" style:font-name-complex="CourierNewPSMT1" style:font-size-complex="24pt"/>
    </style:style>
    <style:style style:name="T19" style:family="text">
      <style:text-properties fo:color="#000000" style:text-outline="false" style:text-line-through-style="none" style:text-line-through-type="none" style:text-position="0% 100%" style:font-name="Arial1" fo:font-size="24pt" fo:font-style="normal" fo:text-shadow="none" style:text-underline-style="none" fo:font-weight="normal" style:font-name-asian="CourierNewPSMT1" style:font-size-asian="24pt" style:font-style-asian="normal" style:font-weight-asian="normal" style:font-name-complex="CourierNewPSMT1" style:font-size-complex="24pt" style:font-style-complex="normal" style:font-weight-complex="normal" style:text-emphasize="none" style:font-relief="none"/>
    </style:style>
    <style:style style:name="T20" style:family="text">
      <style:text-properties style:font-name="Arial1" fo:font-size="24pt" style:font-size-asian="24pt" style:font-size-complex="24pt"/>
    </style:style>
    <style:style style:name="T21" style:family="text">
      <style:text-properties fo:color="#1a1718" style:text-outline="false" style:text-line-through-style="none" style:text-line-through-type="none" style:text-position="0% 100%" style:font-name="DejaVu Sans" fo:font-size="32pt" fo:font-style="normal" fo:text-shadow="none" style:text-underline-style="none" fo:font-weight="normal" style:font-name-asian="StarSymbol1" style:font-size-asian="12pt" style:font-style-asian="normal" style:font-weight-asian="normal" style:font-name-complex="StarSymbol1" style:font-size-complex="12pt" style:font-style-complex="normal" style:font-weight-complex="normal" style:text-emphasize="none" style:font-relief="none"/>
    </style:style>
    <style:style style:name="T22" style:family="text">
      <style:text-properties fo:color="#0a56a8" style:text-outline="false" style:text-line-through-style="none" style:text-line-through-type="none" style:text-position="0% 100%" style:font-name="Helvetica1" fo:font-size="24pt" fo:font-style="normal" fo:text-shadow="none" style:text-underline-style="none" fo:font-weight="normal" style:font-name-asian="Helvetica1" style:font-size-asian="24pt" style:font-style-asian="normal" style:font-weight-asian="normal" style:font-name-complex="Helvetica1" style:font-size-complex="24pt" style:font-style-complex="normal" style:font-weight-complex="normal" style:text-emphasize="none" style:font-relief="none"/>
    </style:style>
    <style:style style:name="T23" style:family="text">
      <style:text-properties fo:color="#1a1718" style:text-outline="false" style:text-line-through-style="none" style:text-line-through-type="none" style:text-position="0% 100%" style:font-name="DejaVu Sans" fo:font-size="24pt" fo:font-style="normal" fo:text-shadow="none" style:text-underline-style="none" fo:font-weight="normal" style:font-name-asian="StarSymbol1" style:font-size-asian="24pt" style:font-style-asian="normal" style:font-weight-asian="normal" style:font-name-complex="StarSymbol1" style:font-size-complex="24pt" style:font-style-complex="normal" style:font-weight-complex="normal" style:text-emphasize="none" style:font-relief="none"/>
    </style:style>
    <style:style style:name="T24" style:family="text">
      <style:text-properties fo:color="#000000" style:text-outline="false" style:text-line-through-style="none" style:text-line-through-type="none" style:text-position="0% 100%" style:font-name="Times-Roman1" fo:font-size="28pt" fo:font-style="normal" fo:text-shadow="none" style:text-underline-style="none" fo:font-weight="normal" style:font-name-asian="Times-Roman1" style:font-size-asian="28pt" style:font-style-asian="normal" style:font-weight-asian="normal" style:font-name-complex="Times-Roman1" style:font-size-complex="28pt" style:font-style-complex="normal" style:font-weight-complex="normal" style:text-emphasize="none" style:font-relief="none"/>
    </style:style>
    <style:style style:name="T25" style:family="text">
      <style:text-properties fo:color="#000000" style:text-outline="false" style:text-line-through-style="none" style:text-line-through-type="none" style:text-position="0% 100%" style:font-name="Times-Roman1" fo:font-size="22pt" fo:font-style="normal" fo:text-shadow="none" style:text-underline-style="none" fo:font-weight="normal" style:font-name-asian="Times-Roman1" style:font-size-asian="22pt" style:font-style-asian="normal" style:font-weight-asian="normal" style:font-name-complex="Times-Roman1" style:font-size-complex="22pt" style:font-style-complex="normal" style:font-weight-complex="normal" style:text-emphasize="none" style:font-relief="none"/>
    </style:style>
    <style:style style:name="T26" style:family="text">
      <style:text-properties fo:color="#000000" style:text-outline="false" style:text-line-through-style="none" style:text-line-through-type="none" style:text-position="0% 100%" style:font-name="Times-Roman1" fo:font-size="32pt" fo:font-style="normal" fo:text-shadow="none" style:text-underline-style="none" fo:font-weight="normal" style:font-name-asian="Times-Roman1" style:font-size-asian="32pt" style:font-style-asian="normal" style:font-weight-asian="normal" style:font-name-complex="Times-Roman1" style:font-size-complex="32pt" style:font-style-complex="normal" style:font-weight-complex="normal" style:text-emphasize="none" style:font-relief="none"/>
    </style:style>
    <style:style style:name="T27" style:family="text">
      <style:text-properties fo:color="#000000" style:text-outline="false" style:text-line-through-style="none" style:text-line-through-type="none" style:text-position="0% 100%" style:font-name="Times-Roman1" fo:font-size="26pt" fo:font-style="normal" fo:text-shadow="none" style:text-underline-style="none" fo:font-weight="normal" style:font-name-asian="Times-Roman1" style:font-size-asian="26pt" style:font-style-asian="normal" style:font-weight-asian="normal" style:font-name-complex="Times-Roman1" style:font-size-complex="26pt" style:font-style-complex="normal" style:font-weight-complex="normal" style:text-emphasize="none" style:font-relief="none"/>
    </style:style>
    <style:style style:name="T28" style:family="text">
      <style:text-properties fo:color="#1a1718" style:text-outline="false" style:text-line-through-style="none" style:text-line-through-type="none" style:text-position="0% 100%" style:font-name="Times-Roman1" fo:font-size="26pt" fo:font-style="normal" fo:text-shadow="none" style:text-underline-style="none" fo:font-weight="normal" style:font-name-asian="Times-Roman1" style:font-size-asian="26pt" style:font-style-asian="normal" style:font-weight-asian="normal" style:font-name-complex="Times-Roman1" style:font-size-complex="26pt" style:font-style-complex="normal" style:font-weight-complex="normal" style:text-emphasize="none" style:font-relief="none"/>
    </style:style>
    <style:style style:name="T29" style:family="text">
      <style:text-properties fo:color="#1a1718" style:text-outline="false" style:text-line-through-style="none" style:text-line-through-type="none" style:text-position="0% 100%" style:font-name="Times-Roman1" fo:font-size="32pt" fo:font-style="normal" fo:text-shadow="none" style:text-underline-style="none" fo:font-weight="normal" style:font-name-asian="Times-Roman1" style:font-size-asian="12pt" style:font-style-asian="normal" style:font-weight-asian="normal" style:font-name-complex="Times-Roman1" style:font-size-complex="12pt" style:font-style-complex="normal" style:font-weight-complex="normal" style:text-emphasize="none" style:font-relief="none"/>
    </style:style>
    <style:style style:name="T30" style:family="text">
      <style:text-properties fo:color="#1a1718" style:text-outline="false" style:text-line-through-style="none" style:text-line-through-type="none" style:text-position="0% 100%" style:font-name="Helvetica1" fo:font-size="22pt" fo:font-style="normal" fo:text-shadow="none" style:text-underline-style="none" fo:font-weight="normal" style:font-name-asian="Helvetica1" style:font-size-asian="22pt" style:font-style-asian="normal" style:font-weight-asian="normal" style:font-name-complex="Helvetica1" style:font-size-complex="22pt" style:font-style-complex="normal" style:font-weight-complex="normal" style:text-emphasize="none" style:font-relief="none"/>
    </style:style>
    <style:style style:name="T31" style:family="text">
      <style:text-properties fo:color="#0a56a8" style:text-outline="false" style:text-line-through-style="none" style:text-line-through-type="none" style:text-position="0% 100%" style:font-name="Helvetica1" fo:font-size="22pt" fo:font-style="normal" fo:text-shadow="none" style:text-underline-style="none" fo:font-weight="normal" style:font-name-asian="Helvetica1" style:font-size-asian="22pt" style:font-style-asian="normal" style:font-weight-asian="normal" style:font-name-complex="Helvetica1" style:font-size-complex="22pt" style:font-style-complex="normal" style:font-weight-complex="normal" style:text-emphasize="none" style:font-relief="none"/>
    </style:style>
    <style:style style:name="T32" style:family="text">
      <style:text-properties fo:color="#1a1718" style:text-outline="false" style:text-line-through-style="none" style:text-line-through-type="none" style:text-position="0% 100%" style:font-name="Times-Roman1" fo:font-size="22pt" fo:font-style="normal" fo:text-shadow="none" style:text-underline-style="none" fo:font-weight="normal" style:font-name-asian="Times-Roman1" style:font-size-asian="22pt" style:font-style-asian="normal" style:font-weight-asian="normal" style:font-name-complex="Times-Roman1" style:font-size-complex="22pt" style:font-style-complex="normal" style:font-weight-complex="normal" style:text-emphasize="none" style:font-relief="none"/>
    </style:style>
    <style:style style:name="T33" style:family="text">
      <style:text-properties fo:font-size="28pt" style:font-size-asian="28pt" style:font-size-complex="28pt"/>
    </style:style>
    <style:style style:name="T34" style:family="text">
      <style:text-properties style:font-name="DejaVu Sans" fo:font-size="24pt" style:font-size-asian="24pt" style:font-size-complex="24pt"/>
    </style:style>
    <text:list-style style:name="L1">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948cm"/>
        <style:text-properties fo:font-family="StarSymbol" style:font-charset="x-symbol" fo:color="#336699" fo:font-size="85%"/>
      </text:list-level-style-bullet>
      <text:list-level-style-bullet text:level="2" text:bullet-char="•">
        <style:list-level-properties text:space-before="1.27cm" text:min-label-width="0.789cm"/>
        <style:text-properties fo:font-family="StarSymbol" style:font-charset="x-symbol" fo:color="#336699" fo:font-size="80%"/>
      </text:list-level-style-bullet>
      <text:list-level-style-bullet text:level="3" text:bullet-char="•">
        <style:list-level-properties text:space-before="2.54cm" text:min-label-width="0.635cm"/>
        <style:text-properties fo:font-family="StarSymbol" style:font-charset="x-symbol" fo:color="#808080" fo:font-size="85%"/>
      </text:list-level-style-bullet>
      <text:list-level-style-bullet text:level="4" text:bullet-char="•">
        <style:list-level-properties text:space-before="3.81cm" text:min-label-width="0.635cm"/>
        <style:text-properties fo:font-family="StarSymbol" style:font-charset="x-symbol" fo:color="#808080" fo:font-size="100%"/>
      </text:list-level-style-bullet>
      <text:list-level-style-bullet text:level="5" text:bullet-char="•">
        <style:list-level-properties text:space-before="5.08cm" text:min-label-width="0.635cm"/>
        <style:text-properties fo:font-family="StarSymbol" style:font-charset="x-symbol" fo:color="#808080" fo:font-size="100%"/>
      </text:list-level-style-bullet>
      <text:list-level-style-bullet text:level="6" text:bullet-char="•">
        <style:list-level-properties text:space-before="5.08cm" text:min-label-width="0.635cm"/>
        <style:text-properties fo:font-family="StarSymbol" style:font-charset="x-symbol" fo:color="#808080" fo:font-size="100%"/>
      </text:list-level-style-bullet>
      <text:list-level-style-bullet text:level="7" text:bullet-char="•">
        <style:list-level-properties text:space-before="5.08cm" text:min-label-width="0.635cm"/>
        <style:text-properties fo:font-family="StarSymbol" style:font-charset="x-symbol" fo:color="#808080" fo:font-size="100%"/>
      </text:list-level-style-bullet>
      <text:list-level-style-bullet text:level="8" text:bullet-char="•">
        <style:list-level-properties text:space-before="5.08cm" text:min-label-width="0.635cm"/>
        <style:text-properties fo:font-family="StarSymbol" style:font-charset="x-symbol" fo:color="#808080" fo:font-size="100%"/>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948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48cm"/>
        <style:text-properties fo:font-family="StarSymbol" style:font-charset="x-symbol" fo:color="#336699" fo:font-size="85%"/>
      </text:list-level-style-bullet>
      <text:list-level-style-bullet text:level="2" text:bullet-char="•">
        <style:list-level-properties text:space-before="1.27cm" text:min-label-width="0.789cm"/>
        <style:text-properties fo:font-family="StarSymbol" style:font-charset="x-symbol" fo:color="#336699" fo:font-size="80%"/>
      </text:list-level-style-bullet>
      <text:list-level-style-bullet text:level="3" text:bullet-char="•">
        <style:list-level-properties text:space-before="2.54cm" text:min-label-width="0.635cm"/>
        <style:text-properties fo:font-family="StarSymbol" style:font-charset="x-symbol" fo:color="#808080" fo:font-size="85%"/>
      </text:list-level-style-bullet>
      <text:list-level-style-bullet text:level="4" text:bullet-char="•">
        <style:list-level-properties text:space-before="3.81cm" text:min-label-width="0.635cm"/>
        <style:text-properties fo:font-family="StarSymbol" style:font-charset="x-symbol" fo:color="#808080" fo:font-size="100%"/>
      </text:list-level-style-bullet>
      <text:list-level-style-bullet text:level="5" text:bullet-char="•">
        <style:list-level-properties text:space-before="5.08cm" text:min-label-width="0.635cm"/>
        <style:text-properties fo:font-family="StarSymbol" style:font-charset="x-symbol" fo:color="#808080" fo:font-size="100%"/>
      </text:list-level-style-bullet>
      <text:list-level-style-bullet text:level="6" text:bullet-char="•">
        <style:list-level-properties text:space-before="5.08cm" text:min-label-width="0.635cm"/>
        <style:text-properties fo:font-family="StarSymbol" style:font-charset="x-symbol" fo:color="#808080" fo:font-size="100%"/>
      </text:list-level-style-bullet>
      <text:list-level-style-bullet text:level="7" text:bullet-char="•">
        <style:list-level-properties text:space-before="5.08cm" text:min-label-width="0.635cm"/>
        <style:text-properties fo:font-family="StarSymbol" style:font-charset="x-symbol" fo:color="#808080" fo:font-size="100%"/>
      </text:list-level-style-bullet>
      <text:list-level-style-bullet text:level="8" text:bullet-char="•">
        <style:list-level-properties text:space-before="5.08cm" text:min-label-width="0.635cm"/>
        <style:text-properties fo:font-family="StarSymbol" style:font-charset="x-symbol" fo:color="#808080" fo:font-size="100%"/>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text:min-label-width="0.948cm"/>
        <style:text-properties fo:font-family="StarSymbol" style:font-charset="x-symbol" fo:color="#336699" fo:font-size="100%"/>
      </text:list-level-style-bullet>
      <text:list-level-style-bullet text:level="2" text:bullet-char="•">
        <style:list-level-properties text:space-before="1.27cm" text:min-label-width="0.789cm"/>
        <style:text-properties fo:font-family="StarSymbol" style:font-charset="x-symbol" fo:color="#336699" fo:font-size="100%"/>
      </text:list-level-style-bullet>
      <text:list-level-style-bullet text:level="3" text:bullet-char="•">
        <style:list-level-properties text:space-before="2.54cm" text:min-label-width="0.635cm"/>
        <style:text-properties fo:font-family="StarSymbol" style:font-charset="x-symbol" fo:color="#808080" fo:font-size="100%"/>
      </text:list-level-style-bullet>
      <text:list-level-style-bullet text:level="4" text:bullet-char="•">
        <style:list-level-properties text:space-before="3.81cm" text:min-label-width="0.635cm"/>
        <style:text-properties fo:font-family="StarSymbol" style:font-charset="x-symbol" fo:color="#808080" fo:font-size="100%"/>
      </text:list-level-style-bullet>
      <text:list-level-style-bullet text:level="5" text:bullet-char="•">
        <style:list-level-properties text:space-before="5.08cm" text:min-label-width="0.635cm"/>
        <style:text-properties fo:font-family="StarSymbol" style:font-charset="x-symbol" fo:color="#808080" fo:font-size="100%"/>
      </text:list-level-style-bullet>
      <text:list-level-style-bullet text:level="6" text:bullet-char="•">
        <style:list-level-properties text:space-before="5.08cm" text:min-label-width="0.635cm"/>
        <style:text-properties fo:font-family="StarSymbol" style:font-charset="x-symbol" fo:color="#808080" fo:font-size="100%"/>
      </text:list-level-style-bullet>
      <text:list-level-style-bullet text:level="7" text:bullet-char="•">
        <style:list-level-properties text:space-before="5.08cm" text:min-label-width="0.635cm"/>
        <style:text-properties fo:font-family="StarSymbol" style:font-charset="x-symbol" fo:color="#808080" fo:font-size="100%"/>
      </text:list-level-style-bullet>
      <text:list-level-style-bullet text:level="8" text:bullet-char="•">
        <style:list-level-properties text:space-before="5.08cm" text:min-label-width="0.635cm"/>
        <style:text-properties fo:font-family="StarSymbol" style:font-charset="x-symbol" fo:color="#808080"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8">
      <text:list-level-style-number text:level="1" style:num-suffix="." style:num-format="1">
        <style:list-level-properties text:min-label-width="0.948cm"/>
        <style:text-properties fo:color="#336699" fo:font-size="100%"/>
      </text:list-level-style-number>
      <text:list-level-style-number text:level="2" style:num-suffix="." style:num-format="1">
        <style:list-level-properties text:space-before="1.27cm" text:min-label-width="0.789cm"/>
        <style:text-properties fo:color="#336699" fo:font-size="100%"/>
      </text:list-level-style-number>
      <text:list-level-style-number text:level="3" style:num-suffix="." style:num-format="1">
        <style:list-level-properties text:space-before="2.54cm" text:min-label-width="0.635cm"/>
        <style:text-properties fo:color="#808080" fo:font-size="100%"/>
      </text:list-level-style-number>
      <text:list-level-style-number text:level="4" style:num-suffix="." style:num-format="1">
        <style:list-level-properties text:space-before="3.81cm" text:min-label-width="0.635cm"/>
        <style:text-properties fo:color="#808080" fo:font-size="100%"/>
      </text:list-level-style-number>
      <text:list-level-style-number text:level="5" style:num-suffix="." style:num-format="1">
        <style:list-level-properties text:space-before="5.08cm" text:min-label-width="0.635cm"/>
        <style:text-properties fo:color="#808080" fo:font-size="100%"/>
      </text:list-level-style-number>
      <text:list-level-style-number text:level="6" style:num-suffix="." style:num-format="1">
        <style:list-level-properties text:space-before="5.08cm" text:min-label-width="0.635cm"/>
        <style:text-properties fo:color="#808080" fo:font-size="100%"/>
      </text:list-level-style-number>
      <text:list-level-style-number text:level="7" style:num-suffix="." style:num-format="1">
        <style:list-level-properties text:space-before="5.08cm" text:min-label-width="0.635cm"/>
        <style:text-properties fo:color="#808080" fo:font-size="100%"/>
      </text:list-level-style-number>
      <text:list-level-style-number text:level="8" style:num-suffix="." style:num-format="1">
        <style:list-level-properties text:space-before="5.08cm" text:min-label-width="0.635cm"/>
        <style:text-properties fo:color="#80808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51cm" text:min-label-width="0.889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stigate Design" draw:style-name="dp1" draw:master-page-name="Title1" presentation:presentation-page-layout-name="AL1T0" xml:id="id1" draw:id="id1">
        <draw:frame presentation:style-name="pr1" draw:text-style-name="P2" draw:layer="layout" svg:width="11.598cm" svg:height="4.763cm" svg:x="9.45cm" svg:y="10.376cm" presentation:class="title" presentation:user-transformed="true">
          <draw:text-box>
            <text:p text:style-name="P1"><text:span text:style-name="T1">Instigate Design</text:span></text:p>
          </draw:text-box>
        </draw:frame>
        <draw:frame presentation:style-name="pr2" draw:text-style-name="P4" draw:layer="layout" svg:width="16.933cm" svg:height="6.627cm" svg:x="5.893cm" svg:y="12.509cm" presentation:class="subtitle" presentation:user-transformed="true">
          <draw:text-box>
            <text:p text:style-name="P3"><text:span text:style-name="T2">Java Generics</text:span></text:p>
          </draw:text-box>
        </draw:frame>
        <draw:frame draw:style-name="gr1" draw:text-style-name="P6" draw:layer="layout" svg:width="13.66cm" svg:height="0.935cm" svg:x="7.053cm" svg:y="20.265cm">
          <draw:text-box>
            <text:p text:style-name="P5"><text:span text:style-name="T3"></text:span><text:span text:style-name="T4"> </text:span><text:span text:style-name="T4">2016 Instigate Design. All rights reserved</text:span></text:p>
          </draw:text-box>
        </draw:frame>
        <anim:par presentation:node-type="timing-root">
          <anim:par smil:begin="id1.begin">
            <anim:transitionFilter smil:dur="1s" smil:type="slideWipe" smil:subtype="fromTop"/>
          </anim:par>
          <anim:seq smil:dur="0s" presentation:node-type="main-sequence"/>
        </anim:par>
        <presentation:notes draw:style-name="dp2">
          <draw:frame presentation:style-name="pr3" draw:text-style-name="P7" draw:layer="layout" svg:width="17.267cm" svg:height="23.276cm" svg:x="2.159cm" svg:y="2.566cm" presentation:class="notes" presentation:placeholder="true" presentation:user-transformed="true">
            <draw:text-box/>
          </draw:frame>
        </presentation:notes>
      </draw:page>
      <draw:page draw:name="agenda"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Agenda</text:span></text:p>
          </draw:text-box>
        </draw:frame>
        <draw:frame presentation:style-name="pr5" draw:text-style-name="P11" draw:layer="layout" svg:width="23.154cm" svg:height="16.571cm" svg:x="1.4cm" svg:y="4.898cm" presentation:class="outline" presentation:user-transformed="true">
          <draw:text-box>
            <text:list text:style-name="L4">
              <text:list-item>
                <text:p text:style-name="P9"><text:span text:style-name="T6">What are generics</text:span></text:p>
              </text:list-item>
              <text:list-item>
                <text:p text:style-name="P9"><text:span text:style-name="T6">Why to use generics</text:span></text:p>
              </text:list-item>
              <text:list-item>
                <text:p text:style-name="P10"><text:span text:style-name="T6">Features of generics</text:span></text:p>
              </text:list-item>
              <text:list-item>
                <text:p text:style-name="P9"><text:span text:style-name="T6">Constraining type variables, bounded types</text:span></text:p>
              </text:list-item>
              <text:list-item>
                <text:p text:style-name="P9"><text:span text:style-name="T6">Wildcard arguments</text:span></text:p>
              </text:list-item>
              <text:list-item>
                <text:p text:style-name="P9"><text:span text:style-name="T6">Generic classes</text:span></text:p>
              </text:list-item>
              <text:list-item>
                <text:p text:style-name="P9"><text:span text:style-name="T6">Generic methods</text:span></text:p>
              </text:list-item>
              <text:list-item>
                <text:p text:style-name="P9"><text:span text:style-name="T6">Raw types</text:span></text:p>
              </text:list-item>
            </text:list>
            <text:p text:style-name="P9"><text:span text:style-name="T7"/></text:p>
          </draw:text-box>
        </draw:frame>
        <presentation:notes draw:style-name="dp2">
          <draw:page-thumbnail draw:style-name="gr2" draw:layer="layout" svg:width="0.001cm" svg:height="34.586cm" svg:x="0cm" svg:y="0cm" draw:page-number="2" presentation:class="page"/>
          <draw:frame presentation:style-name="pr6" draw:text-style-name="P12" draw:layer="layout" svg:width="17.267cm" svg:height="12.571cm" svg:x="2.159cm" svg:y="13.271cm" presentation:class="notes" presentation:placeholder="true" presentation:user-transformed="true">
            <draw:text-box/>
          </draw:frame>
        </presentation:notes>
      </draw:page>
      <draw:page draw:name="Definition" draw:style-name="dp3" draw:master-page-name="Default" presentation:presentation-page-layout-name="AL2T1">
        <draw:frame presentation:style-name="pr4" draw:text-style-name="P8" draw:layer="layout" svg:width="25.176cm" svg:height="3.012cm" svg:x="1.4cm" svg:y="0.84cm" presentation:class="title">
          <draw:text-box>
            <text:p text:style-name="P5"><text:span text:style-name="T5">What are generics</text:span></text:p>
          </draw:text-box>
        </draw:frame>
        <draw:frame presentation:style-name="pr7" draw:text-style-name="P13" draw:layer="layout" svg:width="25.735cm" svg:height="12.475cm" svg:x="0.815cm" svg:y="4.819cm" presentation:class="outline" presentation:user-transformed="true">
          <draw:text-box>
            <text:list text:style-name="L4">
              <text:list-item>
                <text:p><text:span text:style-name="T8">Generics enable types (classes and interfaces) to be parameters when defining classes, interfaces and methods</text:span></text:p>
              </text:list-item>
              <text:list-item>
                <text:p><text:span text:style-name="T8">Like other parameters used in method declarations, type parameters provide a way for you to re-use the same code with different inputs</text:span></text:p>
              </text:list-item>
              <text:list-item>
                <text:p><text:span text:style-name="T8">Thus generic classes, interfaces and methods can operate on different data types </text:span></text:p>
              </text:list-item>
            </text:list>
          </draw:text-box>
        </draw:frame>
        <presentation:notes draw:style-name="dp2">
          <draw:page-thumbnail draw:style-name="gr2" draw:layer="layout" svg:width="0.001cm" svg:height="34.586cm" svg:x="0cm" svg:y="0cm" draw:page-number="3" presentation:class="page"/>
          <draw:frame presentation:style-name="pr8" draw:text-style-name="P5" draw:layer="layout" svg:width="17.267cm" svg:height="12.571cm" svg:x="2.159cm" svg:y="13.271cm" presentation:class="notes" presentation:placeholder="true">
            <draw:text-box/>
          </draw:frame>
        </presentation:notes>
      </draw:page>
      <draw:page draw:name="short definitions" draw:style-name="dp3" draw:master-page-name="Default" presentation:presentation-page-layout-name="AL2T1">
        <draw:frame presentation:style-name="pr4" draw:text-style-name="P8" draw:layer="layout" svg:width="25.176cm" svg:height="3.012cm" svg:x="1.4cm" svg:y="0.84cm" presentation:class="title">
          <draw:text-box>
            <text:p text:style-name="P5"><text:span text:style-name="T5">Why to use generics</text:span></text:p>
          </draw:text-box>
        </draw:frame>
        <draw:frame presentation:style-name="pr9" draw:text-style-name="P14" draw:layer="layout" svg:width="26.682cm" svg:height="14.172cm" svg:x="0.691cm" svg:y="4.898cm" presentation:class="outline" presentation:user-transformed="true">
          <draw:text-box>
            <text:list text:style-name="L4">
              <text:list-item>
                <text:p><text:span text:style-name="T9">Type safety, stronger type checks at compile time (makes more bugs detectable at compile time)</text:span></text:p>
              </text:list-item>
              <text:list-item>
                <text:p><text:span text:style-name="T9">Elimination of casts between Object type and it's subtypes</text:span></text:p>
              </text:list-item>
            </text:list>
            <text:list text:style-name="L6">
              <text:list-item>
                <text:p><text:span text:style-name="T9">Elimination of type checks</text:span></text:p>
              </text:list-item>
            </text:list>
            <text:list text:style-name="L4">
              <text:list-item>
                <text:p><text:span text:style-name="T9">Enabling to implement generic algorithms that work on collections of different types</text:span></text:p>
              </text:list-item>
              <text:list-item>
                <text:p><text:span text:style-name="T9">Reuse of code safely and easily </text:span></text:p>
              </text:list-item>
            </text:list>
          </draw:text-box>
        </draw:frame>
        <presentation:notes draw:style-name="dp2">
          <draw:page-thumbnail draw:style-name="gr2" draw:layer="layout" svg:width="0.001cm" svg:height="34.586cm" svg:x="0cm" svg:y="0cm" draw:page-number="4" presentation:class="page"/>
          <draw:frame presentation:style-name="pr8" draw:text-style-name="P12" draw:layer="layout" svg:width="17.267cm" svg:height="12.571cm" svg:x="2.159cm" svg:y="13.271cm" presentation:class="notes" presentation:placeholder="true">
            <draw:text-box/>
          </draw:frame>
        </presentation:notes>
      </draw:page>
      <draw:page draw:name="page5"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An example</text:span></text:p>
          </draw:text-box>
        </draw:frame>
        <draw:frame presentation:style-name="pr10" draw:text-style-name="P15" draw:layer="layout" svg:width="25.735cm" svg:height="14.99cm" svg:x="0.815cm" svg:y="4.155cm" presentation:class="outline" presentation:user-transformed="true">
          <draw:text-box>
            <text:list text:style-name="L4">
              <text:list-item>
                <text:p><text:span text:style-name="T10">The following code snippet without generics requires casting:</text:span></text:p>
                <text:p><text:span text:style-name="T11">List list = new ArrayList();</text:span></text:p>
                <text:p><text:span text:style-name="T11">list.add("hello");</text:span></text:p>
                <text:p><text:span text:style-name="T11">String s = (String) list.get(0);</text:span></text:p>
              </text:list-item>
              <text:list-item>
                <text:p><text:span text:style-name="T10">When re-written to use generics, the code does not require casting:</text:span></text:p>
                <text:p><text:span text:style-name="T11">List&lt;String&gt; list = new ArrayList&lt;String&gt;();</text:span></text:p>
                <text:p><text:span text:style-name="T11">list.add("hello");</text:span></text:p>
                <text:p><text:span text:style-name="T11">String s = list.get(0); <text:s text:c="2"/>// no cast</text:span></text:p>
              </text:list-item>
            </text:list>
          </draw:text-box>
        </draw:frame>
        <presentation:notes draw:style-name="dp2">
          <draw:page-thumbnail draw:style-name="gr2" draw:layer="layout" svg:width="0.001cm" svg:height="34.586cm" svg:x="0cm" svg:y="0cm" draw:page-number="5" presentation:class="page"/>
          <draw:frame presentation:style-name="pr8" draw:text-style-name="P5" draw:layer="layout" svg:width="17.267cm" svg:height="12.571cm" svg:x="2.159cm" svg:y="13.271cm" presentation:class="notes" presentation:placeholder="true">
            <draw:text-box/>
          </draw:frame>
        </presentation:notes>
      </draw:page>
      <draw:page draw:name="Refinement"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Features of generics</text:span></text:p>
          </draw:text-box>
        </draw:frame>
        <draw:frame presentation:style-name="pr11" draw:text-style-name="P17" draw:layer="layout" svg:width="24.75cm" svg:height="21.696cm" svg:x="1.4cm" svg:y="4.898cm" presentation:class="outline" presentation:user-transformed="true">
          <draw:text-box>
            <text:list text:style-name="L4">
              <text:list-item>
                <text:p><text:span text:style-name="T12">The type argument must be a class type, primitive types cannot be used (e.g. int, char):</text:span></text:p>
              </text:list-item>
            </text:list>
            <text:p text:style-name="P16"><text:span text:style-name="T13">Gen&lt;int&gt; intOb = new Gen&lt;int&gt;(53); // Error, can't use primitive type, wrappers can be used</text:span></text:p>
            <text:list text:continue-numbering="true" text:style-name="L4">
              <text:list-item>
                <text:p><text:span text:style-name="T12">Generic types differ based on the type argument:</text:span></text:p>
              </text:list-item>
            </text:list>
            <text:p text:style-name="P16"><text:span text:style-name="T13">Gen&lt;String&gt; strOb = new Gen&lt;String&gt;("text");</text:span></text:p>
            <text:p text:style-name="P16"><text:span text:style-name="T13">Gen&lt;Integer&gt; iOb = new Gen&lt;Integer&gt;(123);</text:span></text:p>
            <text:p text:style-name="P16"><text:span text:style-name="T13">strObj = iObj; // Wrong! </text:span></text:p>
            <text:list text:continue-numbering="true" text:style-name="L4">
              <text:list-header>
                <text:p text:style-name="P16"><text:span text:style-name="T14">Even though both iOb and strOb are of type Gen&lt;T&gt;, they are references to different types because their type parameters differ. This is part of the way that generics add <text:s text:c="2"/>type safety and prevent errors.</text:span></text:p>
              </text:list-header>
            </text:list>
            <text:p text:style-name="P16"><text:span text:style-name="T15"/></text:p>
            <text:p><text:span text:style-name="T15"/></text:p>
            <text:p><text:span text:style-name="T12"><text:s/></text:span></text:p>
          </draw:text-box>
        </draw:frame>
        <presentation:notes draw:style-name="dp2">
          <draw:page-thumbnail draw:style-name="gr2" draw:layer="layout" svg:width="0.001cm" svg:height="34.586cm" svg:x="0cm" svg:y="0cm" draw:page-number="6" presentation:class="page"/>
          <draw:frame presentation:style-name="pr8" draw:text-style-name="P5" draw:layer="layout" svg:width="17.267cm" svg:height="12.571cm" svg:x="2.159cm" svg:y="13.271cm" presentation:class="notes" presentation:placeholder="true">
            <draw:text-box/>
          </draw:frame>
        </presentation:notes>
      </draw:page>
      <draw:page draw:name="page7"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Wildcard arguments</text:span></text:p>
          </draw:text-box>
        </draw:frame>
        <draw:frame presentation:style-name="pr12" draw:text-style-name="P19" draw:layer="layout" svg:width="25.196cm" svg:height="17.168cm" svg:x="1.4cm" svg:y="4.898cm" presentation:class="outline" presentation:user-transformed="true">
          <draw:text-box>
            <text:list text:style-name="L4">
              <text:list-item>
                <text:p text:style-name="P16"><text:span text:style-name="T16">The wildcard argument is specified by the ?, and it represents an unknown type</text:span></text:p>
              </text:list-item>
              <text:list-item>
                <text:p text:style-name="P16"><text:span text:style-name="T16">Can be used when objects of a generic class with different type arguments interact: <text:s/></text:span></text:p>
              </text:list-item>
            </text:list>
            <text:p text:style-name="P16"><text:span text:style-name="T17"><text:s text:c="5"/></text:span><text:span text:style-name="T17">Integer inums[] = { 1, 2, 3, 4, 5 };</text:span></text:p>
            <text:p text:style-name="P16"><text:span text:style-name="T17"><text:s text:c="5"/></text:span><text:span text:style-name="T17">Double dnums[] = { 1.1, 2.2, 3.3, 4.4, 5.5 };</text:span></text:p>
            <text:p text:style-name="P16"><text:span text:style-name="T17"><text:s text:c="5"/></text:span><text:span text:style-name="T17">Stats&lt;Integer&gt; iob = new Stats&lt;Integer&gt;(inums);</text:span></text:p>
            <text:p text:style-name="P16"><text:span text:style-name="T17"><text:s text:c="5"/></text:span><text:span text:style-name="T17">Stats&lt;Double&gt; dob = new Stats&lt;Double&gt;(dnums);</text:span></text:p>
            <text:p text:style-name="P16"><text:span text:style-name="T17"><text:s text:c="5"/></text:span><text:span text:style-name="T17">if(iob.sameAvg(dob))</text:span></text:p>
            <text:p text:style-name="P18"><text:span text:style-name="T17"><text:s text:c="7"/></text:span><text:span text:style-name="T17">System.out.println("Averages are the same.");</text:span></text:p>
            <text:p text:style-name="P16"><text:span text:style-name="T18">boolean sameAvg(Stats&lt;?&gt; ob) { <text:s/></text:span></text:p>
            <text:p text:style-name="P16"><text:span text:style-name="T18"><text:s text:c="7"/></text:span><text:span text:style-name="T18">if(average() == ob.average())</text:span></text:p>
            <text:p text:style-name="P16"><text:span text:style-name="T18"><text:s text:c="9"/></text:span><text:span text:style-name="T18">return true;</text:span></text:p>
            <text:p text:style-name="P16"><text:span text:style-name="T18"><text:s text:c="7"/></text:span><text:span text:style-name="T18">return false;</text:span></text:p>
            <text:p><text:span text:style-name="T19">}</text:span><text:span text:style-name="T20"> </text:span></text:p>
          </draw:text-box>
        </draw:frame>
        <presentation:notes draw:style-name="dp2">
          <draw:page-thumbnail draw:style-name="gr2" draw:layer="layout" svg:width="0.001cm" svg:height="34.586cm" svg:x="0cm" svg:y="0cm" draw:page-number="7" presentation:class="page"/>
          <draw:frame presentation:style-name="pr8" draw:text-style-name="P12" draw:layer="layout" svg:width="17.267cm" svg:height="12.571cm" svg:x="2.159cm" svg:y="13.271cm" presentation:class="notes" presentation:placeholder="true">
            <draw:text-box/>
          </draw:frame>
        </presentation:notes>
      </draw:page>
      <draw:page draw:name="page8"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Constraining type variables (bounded types)</text:p>
          </draw:text-box>
        </draw:frame>
        <draw:frame presentation:style-name="pr12" draw:text-style-name="P19" draw:layer="layout" svg:width="25.196cm" svg:height="15.61cm" svg:x="1.4cm" svg:y="4.898cm" presentation:class="outline" presentation:user-transformed="true">
          <draw:text-box>
            <text:list text:style-name="L4">
              <text:list-item>
                <text:p text:style-name="P16"><text:span text:style-name="T21">It is often necessary to specify what types can be used in a generic class or method (e.g. for comparison):</text:span></text:p>
              </text:list-item>
            </text:list>
            <text:p text:style-name="P16"><text:span text:style-name="T17">public static &lt;E </text:span><text:span text:style-name="T22">extends Comparable</text:span><text:span text:style-name="T17">&gt; E min(E[] a)</text:span></text:p>
            <text:p text:style-name="P16"><text:span text:style-name="T23">{</text:span></text:p>
            <text:p text:style-name="P16"><text:span text:style-name="T23"><text:s text:c="5"/></text:span><text:span text:style-name="T23">E smallest = a[0];</text:span></text:p>
            <text:p text:style-name="P16"><text:span text:style-name="T23"><text:s text:c="5"/></text:span><text:span text:style-name="T23">for (int i = 1; i &lt; a.length; i++)</text:span></text:p>
            <text:p text:style-name="P16"><text:span text:style-name="T23"><text:s text:c="8"/></text:span><text:span text:style-name="T23">if (a[i].compareTo(smallest) &lt; 0) smallest = a[i];</text:span></text:p>
            <text:p text:style-name="P16"><text:span text:style-name="T23"><text:s text:c="5"/></text:span><text:span text:style-name="T23">return smallest;</text:span></text:p>
            <text:p text:style-name="P16"><text:span text:style-name="T23">}</text:span></text:p>
            <text:list text:continue-numbering="true" text:style-name="L4">
              <text:list-item>
                <text:p><text:span text:style-name="T12">Here E is bounded by comparable interface</text:span></text:p>
              </text:list-item>
              <text:list-item>
                <text:p><text:span text:style-name="T12">The type can be bounded by one or more classes and interfaces (using &amp;)</text:span></text:p>
              </text:list-item>
            </text:list>
          </draw:text-box>
        </draw:frame>
        <presentation:notes draw:style-name="dp2">
          <draw:page-thumbnail draw:style-name="gr2" draw:layer="layout" svg:width="0.001cm" svg:height="34.586cm" svg:x="0cm" svg:y="0cm" draw:page-number="8" presentation:class="page"/>
          <draw:frame presentation:style-name="pr8" draw:text-style-name="P5" draw:layer="layout" svg:width="17.267cm" svg:height="12.571cm" svg:x="2.159cm" svg:y="13.271cm" presentation:class="notes" presentation:placeholder="true">
            <draw:text-box/>
          </draw:frame>
        </presentation:notes>
      </draw:page>
      <draw:page draw:name="page9"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Generic classes</text:span></text:p>
          </draw:text-box>
        </draw:frame>
        <draw:frame presentation:style-name="pr12" draw:text-style-name="P20" draw:layer="layout" svg:width="25.196cm" svg:height="19.49cm" svg:x="1.4cm" svg:y="4.898cm" presentation:class="outline" presentation:user-transformed="true">
          <draw:text-box>
            <text:list text:style-name="L4">
              <text:list-item>
                <text:p text:style-name="P16"><text:span text:style-name="T24">Below is a simple example of a generic class. T is a type parameter that will be replaced by a real type when an object of type Gen is created</text:span></text:p>
              </text:list-item>
            </text:list>
            <text:p text:style-name="P16"><text:span text:style-name="T25">class Gen&lt;T&gt; {</text:span></text:p>
            <text:p text:style-name="P16"><text:span text:style-name="T25"><text:s text:c="9"/></text:span><text:span text:style-name="T25">T ob;</text:span></text:p>
            <text:p text:style-name="P16"><text:span text:style-name="T25"><text:s text:c="9"/></text:span><text:span text:style-name="T25">Gen(T o) {</text:span></text:p>
            <text:p text:style-name="P16"><text:span text:style-name="T25"><text:s text:c="13"/></text:span><text:span text:style-name="T25">ob = o; </text:span></text:p>
            <text:p text:style-name="P16"><text:span text:style-name="T25"><text:s text:c="9"/></text:span><text:span text:style-name="T25">}</text:span></text:p>
            <text:p text:style-name="P16"><text:span text:style-name="T25"><text:s text:c="9"/></text:span><text:span text:style-name="T25">T getob() {</text:span></text:p>
            <text:p text:style-name="P16"><text:span text:style-name="T25"><text:s text:c="12"/></text:span><text:span text:style-name="T25">return ob; </text:span></text:p>
            <text:p text:style-name="P16"><text:span text:style-name="T25"><text:s text:c="9"/></text:span><text:span text:style-name="T25">}</text:span></text:p>
            <text:p text:style-name="P16"><text:span text:style-name="T25"><text:s text:c="9"/></text:span><text:span text:style-name="T25">void showType() {</text:span></text:p>
            <text:p text:style-name="P16"><text:span text:style-name="T25"><text:s text:c="12"/></text:span><text:span text:style-name="T25">System.out.println("Type of T is " +</text:span></text:p>
            <text:p text:style-name="P16"><text:span text:style-name="T25"><text:s text:c="43"/></text:span><text:span text:style-name="T25">ob.getClass().getName());</text:span></text:p>
            <text:p text:style-name="P18"><text:span text:style-name="T25"><text:s text:c="8"/></text:span><text:span text:style-name="T25">} </text:span></text:p>
            <text:p text:style-name="P18"><text:span text:style-name="T25">}</text:span></text:p>
            <text:list text:continue-numbering="true" text:style-name="L4">
              <text:list-header>
                <text:p text:style-name="P16"><text:span text:style-name="T26"/></text:p>
              </text:list-header>
            </text:list>
          </draw:text-box>
        </draw:frame>
        <presentation:notes draw:style-name="dp2">
          <draw:page-thumbnail draw:style-name="gr2" draw:layer="layout" svg:width="0.001cm" svg:height="34.586cm" svg:x="0cm" svg:y="0cm" draw:page-number="9" presentation:class="page"/>
          <draw:frame presentation:style-name="pr13" draw:text-style-name="P5" draw:layer="layout" svg:width="17.663cm" svg:height="24.204cm" svg:x="1.763cm" svg:y="1.638cm" presentation:class="notes" presentation:placeholder="true" presentation:user-transformed="true">
            <draw:text-box/>
          </draw:frame>
          <draw:frame presentation:style-name="pr14" draw:text-style-name="P5" draw:layer="layout" svg:width="17.663cm" svg:height="24.204cm" svg:x="1.795cm" svg:y="1.953cm">
            <draw:text-box>
              <text:p/>
            </draw:text-box>
          </draw:frame>
        </presentation:notes>
      </draw:page>
      <draw:page draw:name="page10"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Generic methods</text:span></text:p>
          </draw:text-box>
        </draw:frame>
        <draw:frame presentation:style-name="pr12" draw:text-style-name="P20" draw:layer="layout" svg:width="25.196cm" svg:height="13.871cm" svg:x="1.4cm" svg:y="4.898cm" presentation:class="outline" presentation:user-transformed="true">
          <draw:text-box>
            <text:list text:style-name="L4">
              <text:list-item>
                <text:p text:style-name="P16"><text:span text:style-name="T26">Generic methods can be declared in non-generic classes:</text:span></text:p>
                <text:p text:style-name="P16"><text:span text:style-name="T26"/></text:p>
              </text:list-item>
            </text:list>
            <text:p text:style-name="P16"><text:span text:style-name="T27">class Gen&lt;T&gt; {</text:span></text:p>
            <text:p text:style-name="P16"><text:span text:style-name="T27"><text:s text:c="9"/></text:span><text:span text:style-name="T27">public static &lt;E&gt; void fillWithDefaults(E[] a, E defaultValue)</text:span></text:p>
            <text:p text:style-name="P16"><text:span text:style-name="T27"><text:s text:c="3"/></text:span><text:span text:style-name="T27">{</text:span></text:p>
            <text:p text:style-name="P16"><text:span text:style-name="T27"><text:s text:c="6"/></text:span><text:span text:style-name="T27">for (int i = 0; i &lt; a.length; i++)</text:span></text:p>
            <text:p text:style-name="P16"><text:span text:style-name="T27"><text:s text:c="9"/></text:span><text:span text:style-name="T27">a[i] = defaultValue;</text:span></text:p>
            <text:p text:style-name="P18"><text:span text:style-name="T27"><text:s text:c="3"/></text:span><text:span text:style-name="T27">}</text:span></text:p>
            <text:list text:continue-numbering="true" text:style-name="L4">
              <text:list-header>
                <text:p text:style-name="P16"><text:span text:style-name="T27"/></text:p>
              </text:list-header>
            </text:list>
          </draw:text-box>
        </draw:frame>
        <presentation:notes draw:style-name="dp2">
          <draw:page-thumbnail draw:style-name="gr2" draw:layer="layout" svg:width="0.001cm" svg:height="34.586cm" svg:x="0cm" svg:y="0cm" draw:page-number="10" presentation:class="page"/>
          <draw:frame presentation:style-name="pr13" draw:text-style-name="P5" draw:layer="layout" svg:width="17.663cm" svg:height="24.204cm" svg:x="1.763cm" svg:y="1.638cm" presentation:class="notes" presentation:placeholder="true" presentation:user-transformed="true">
            <draw:text-box/>
          </draw:frame>
          <draw:frame presentation:style-name="pr14" draw:text-style-name="P5" draw:layer="layout" svg:width="17.663cm" svg:height="24.204cm" svg:x="1.795cm" svg:y="1.953cm">
            <draw:text-box>
              <text:p/>
            </draw:text-box>
          </draw:frame>
        </presentation:notes>
      </draw:page>
      <draw:page draw:name="page11" draw:style-name="dp3" draw:master-page-name="Default" presentation:presentation-page-layout-name="AL2T1">
        <draw:frame presentation:style-name="pr15" draw:layer="layout" svg:width="25.176cm" svg:height="3.012cm" svg:x="1.4cm" svg:y="0.841cm" presentation:class="title" presentation:user-transformed="true">
          <draw:text-box>
            <text:p text:style-name="P5">Raw types</text:p>
          </draw:text-box>
        </draw:frame>
        <draw:frame presentation:style-name="pr16" draw:text-style-name="P11" draw:layer="layout" svg:width="25.196cm" svg:height="19.121cm" svg:x="1.158cm" svg:y="4.237cm" presentation:class="outline" presentation:user-transformed="true">
          <draw:text-box>
            <text:list text:style-name="L4">
              <text:list-item>
                <text:p text:style-name="P16"><text:span text:style-name="T28">The virtual machine that executes Java programs does not work with generic classes or methods. Instead, it uses raw types, in which the type variables are replaced with ordinary Java types (Object if not bounded or the bound):</text:span><text:span text:style-name="T29"><text:line-break/></text:span><text:span text:style-name="T29"/></text:p>
                <text:p text:style-name="P16"><text:span text:style-name="T30">public static </text:span><text:span text:style-name="T31">Comparable </text:span><text:span text:style-name="T30">min(</text:span><text:span text:style-name="T31">Comparable</text:span><text:span text:style-name="T30">[] a)</text:span></text:p>
              </text:list-item>
            </text:list>
            <text:p text:style-name="P16"><text:span text:style-name="T32"><text:s text:c="5"/></text:span><text:span text:style-name="T32">{</text:span></text:p>
            <text:p text:style-name="P16"><text:span text:style-name="T31"><text:s text:c="8"/></text:span><text:span text:style-name="T31">Comparable </text:span><text:span text:style-name="T30">smallest = a[0];</text:span></text:p>
            <text:p text:style-name="P16"><text:span text:style-name="T32"><text:s text:c="9"/></text:span><text:span text:style-name="T32">for (int i = 1; i &lt; a.length; i++)</text:span></text:p>
            <text:p text:style-name="P16"><text:span text:style-name="T32"><text:s text:c="12"/></text:span><text:span text:style-name="T32">if (a[i].compareTo(smallest) &lt; 0) smallest = a[i];</text:span></text:p>
            <text:p text:style-name="P16"><text:span text:style-name="T32"><text:s text:c="9"/></text:span><text:span text:style-name="T32">return smallest;</text:span></text:p>
            <text:p text:style-name="P16"><text:span text:style-name="T32"><text:s text:c="6"/></text:span><text:span text:style-name="T32">}</text:span></text:p>
            <text:list text:continue-numbering="true" text:style-name="L4">
              <text:list-item>
                <text:p text:style-name="P16"><text:span text:style-name="T28">Knowing about raw types helps you understand limitations of Java generics. For example, you cannot replace type variables with primitive types.</text:span></text:p>
                <text:p text:style-name="P16"><text:span text:style-name="T28"/></text:p>
              </text:list-item>
            </text:list>
          </draw:text-box>
        </draw:frame>
        <presentation:notes draw:style-name="dp2">
          <draw:page-thumbnail draw:style-name="gr2" draw:layer="layout" svg:width="0.001cm" svg:height="34.586cm" svg:x="0cm" svg:y="0cm" draw:page-number="11" presentation:class="page"/>
          <draw:frame presentation:style-name="pr17" draw:text-style-name="P5" draw:layer="layout" svg:width="17.267cm" svg:height="24.543cm" svg:x="2.159cm" svg:y="1.299cm" presentation:class="notes" presentation:placeholder="true" presentation:user-transformed="true">
            <draw:text-box/>
          </draw:frame>
        </presentation:notes>
      </draw:page>
      <draw:page draw:name="page12" draw:style-name="dp3" draw:master-page-name="Default" presentation:presentation-page-layout-name="AL2T1">
        <draw:frame presentation:style-name="pr15" draw:layer="layout" svg:width="25.176cm" svg:height="3.012cm" svg:x="1.4cm" svg:y="0.841cm" presentation:class="title" presentation:user-transformed="true">
          <draw:text-box>
            <text:p text:style-name="P5">Homework</text:p>
          </draw:text-box>
        </draw:frame>
        <draw:frame presentation:style-name="pr16" draw:text-style-name="P11" draw:layer="layout" svg:width="25.196cm" svg:height="16.475cm" svg:x="0.923cm" svg:y="4.813cm" presentation:class="outline" presentation:user-transformed="true">
          <draw:text-box>
            <text:list text:style-name="L7">
              <text:list-item>
                <text:p><text:span text:style-name="T7">Write a static generic method PairUtil.minmax that computes the minimum and maximum elements of an array of type T and returns a Pair (a generic class with “first” and “second” properties of generic type) containing the minimum and maximum value. Require that the array elements implement the Comparable interface</text:span></text:p>
              </text:list-item>
              <text:list-item>
                <text:p><text:span text:style-name="T33"><text:s/></text:span><text:span text:style-name="T33">Write a generic method to find the index of a number in a sorted sequence (</text:span><text:span text:style-name="T7">int binarySearch(int[] E, int first, int last, int K)</text:span><text:span text:style-name="T33">). Require Number interface.</text:span></text:p>
              </text:list-item>
              <text:list-item>
                <text:p><text:span text:style-name="T33"><text:s/></text:span><text:span text:style-name="T33">Read chapter 14</text:span></text:p>
              </text:list-item>
            </text:list>
            <text:list text:style-name="L8">
              <text:list-header>
                <text:p><text:span text:style-name="T12"><text:line-break/></text:span><text:span text:style-name="T12"/></text:p>
              </text:list-header>
            </text:list>
          </draw:text-box>
        </draw:frame>
        <presentation:notes draw:style-name="dp2">
          <draw:page-thumbnail draw:style-name="gr2" draw:layer="layout" svg:width="0.001cm" svg:height="34.586cm" svg:x="0cm" svg:y="0cm" draw:page-number="12" presentation:class="page"/>
          <draw:frame presentation:style-name="pr17" draw:text-style-name="P5" draw:layer="layout" svg:width="17.267cm" svg:height="24.543cm" svg:x="2.159cm" svg:y="1.299cm" presentation:class="notes" presentation:placeholder="true" presentation:user-transformed="true">
            <draw:text-box/>
          </draw:frame>
        </presentation:notes>
      </draw:page>
      <draw:page draw:name="page13" draw:style-name="dp3" draw:master-page-name="Default" presentation:presentation-page-layout-name="AL2T1">
        <draw:frame presentation:style-name="pr15" draw:layer="layout" svg:width="25.176cm" svg:height="3.012cm" svg:x="1.4cm" svg:y="0.841cm" presentation:class="title" presentation:user-transformed="true">
          <draw:text-box>
            <text:p text:style-name="P5">Homework (cont.)</text:p>
          </draw:text-box>
        </draw:frame>
        <draw:frame presentation:style-name="pr16" draw:text-style-name="P11" draw:layer="layout" svg:width="25.196cm" svg:height="15.936cm" svg:x="1.158cm" svg:y="4.884cm" presentation:class="outline" presentation:user-transformed="true">
          <draw:text-box>
            <text:list text:style-name="L8">
              <text:list-header>
                <text:p><text:span text:style-name="T7">Below is the pseudocode for binary search:</text:span></text:p>
              </text:list-header>
            </text:list>
            <text:p><text:span text:style-name="T34">int binarySearch(int[] E, int first, int last, int K)</text:span></text:p>
            <text:p><text:span text:style-name="T34"><text:s text:c="3"/></text:span><text:span text:style-name="T34">If (last &lt; first)</text:span></text:p>
            <text:p><text:span text:style-name="T34"><text:s text:c="6"/></text:span><text:span text:style-name="T34">Index = -1;</text:span></text:p>
            <text:p><text:span text:style-name="T34"><text:s text:c="3"/></text:span><text:span text:style-name="T34">else</text:span></text:p>
            <text:p><text:span text:style-name="T34"><text:s text:c="6"/></text:span><text:span text:style-name="T34">int mid = (first + last) / 2;</text:span></text:p>
            <text:p><text:span text:style-name="T34"><text:s text:c="6"/></text:span><text:span text:style-name="T34">if (K = E[mid])</text:span></text:p>
            <text:p><text:span text:style-name="T34"><text:s text:c="9"/></text:span><text:span text:style-name="T34">index = mid;</text:span></text:p>
            <text:p><text:span text:style-name="T34"><text:s text:c="6"/></text:span><text:span text:style-name="T34">else if (K &lt; E[mid])</text:span></text:p>
            <text:p><text:span text:style-name="T34"><text:s text:c="9"/></text:span><text:span text:style-name="T34">index = binarySearch(E, first, mid – 1, K);</text:span></text:p>
            <text:p><text:span text:style-name="T34"><text:s text:c="6"/></text:span><text:span text:style-name="T34">else</text:span></text:p>
            <text:p><text:span text:style-name="T34"><text:s text:c="9"/></text:span><text:span text:style-name="T34">index = binarySearch(E, mid + 1, last, K);</text:span></text:p>
            <text:p><text:span text:style-name="T34"><text:s text:c="3"/></text:span><text:span text:style-name="T34">return index;</text:span><text:span text:style-name="T12"><text:line-break/></text:span><text:span text:style-name="T12"/></text:p>
          </draw:text-box>
        </draw:frame>
        <presentation:notes draw:style-name="dp2">
          <draw:page-thumbnail draw:style-name="gr2" draw:layer="layout" svg:width="0.001cm" svg:height="34.586cm" svg:x="0cm" svg:y="0cm" draw:page-number="13" presentation:class="page"/>
          <draw:frame presentation:style-name="pr17" draw:text-style-name="P5" draw:layer="layout" svg:width="17.267cm" svg:height="24.543cm" svg:x="2.159cm" svg:y="1.299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4" svg:font-family="Albany" style:font-adornments="Standard" style:font-pitch="variable" style:font-charset="x-symbol"/>
    <style:font-face style:name="Arial6" svg:font-family="Arial" style:font-pitch="variable" style:font-charset="x-symbol"/>
    <style:font-face style:name="Arial Unicode MS1" svg:font-family="'Arial Unicode MS'" style:font-pitch="variable" style:font-charset="x-symbol"/>
    <style:font-face style:name="HG Mincho Light J2" svg:font-family="'HG Mincho Light J', 'MS Mincho', 'HG Mincho J', 'HG Mincho L', 'HG Mincho', Mincho, 'MS PMincho', 'MS Gothic', 'HG Gothic J', 'HG Gothic B', 'HG Gothic', Gothic, 'MS PGothic', 'Andale Sans UI', 'Arial Unicode MS', 'Lucida Sans Unicode', Tahoma" style:font-pitch="variable" style:font-charset="x-symbol"/>
    <style:font-face style:name="Standard Symbols L1" svg:font-family="'Standard Symbols L'" style:font-pitch="variable" style:font-charset="x-symbol"/>
    <style:font-face style:name="Standard Symbols L" svg:font-family="'Standard Symbols L'" style:font-adornments="Standard" style:font-pitch="variable"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Albany3" svg:font-family="Albany" style:font-adornments="Standard" style:font-family-generic="swiss" style:font-pitch="variable" style:font-charset="x-symbol"/>
    <style:font-face style:name="Arial5" svg:font-family="Arial" style:font-family-generic="swiss" style:font-pitch="variable" style:font-charset="x-symbol"/>
    <style:font-face style:name="Times-Roman1" svg:font-family="Times-Roman" style:font-family-generic="roman"/>
    <style:font-face style:name="Helvetica1" svg:font-family="Helvetica" style:font-family-generic="swiss"/>
    <style:font-face style:name="CourierNewPSMT1" svg:font-family="CourierNewPSMT" style:font-family-generic="modern" style:font-pitch="fixed"/>
    <style:font-face style:name="Arial3" svg:font-family="Arial" style:font-family-generic="swiss" style:font-pitch="fixed"/>
    <style:font-face style:name="CourierNewPSMT2" svg:font-family="CourierNewPSMT" style:font-family-generic="swiss" style:font-pitch="fixed"/>
    <style:font-face style:name="Helvetica" svg:font-family="Helvetica" style:font-family-generic="swiss" style:font-pitch="fixed"/>
    <style:font-face style:name="Arial4" svg:font-family="Arial" style:font-pitch="variable"/>
    <style:font-face style:name="Arial Unicode MS" svg:font-family="'Arial Unicode MS'"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Sans L" svg:font-family="'Nimbus Sans L'" style:font-pitch="variable"/>
    <style:font-face style:name="Arial2" svg:font-family="Arial" style:font-family-generic="modern" style:font-pitch="variable"/>
    <style:font-face style:name="CourierNewPSMT" svg:font-family="CourierNewPSMT" style:font-family-generic="modern" style:font-pitch="variable"/>
    <style:font-face style:name="Albany" svg:font-family="Albany"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lbany2"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 svg:font-family="'DejaVu Sans'" style:font-family-generic="swiss" style:font-pitch="variable"/>
    <style:font-face style:name="Helvetica2" svg:font-family="Helvetic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6" draw:display-name="Gradient 26" draw:style="linear" draw:start-color="#000000" draw:end-color="#ffffff" draw:start-intensity="0%" draw:end-intensity="0%" draw:angle="0" draw:border="0%"/>
    <draw:hatch draw:name="Hatch_20_1" draw:display-name="Hatch 1" draw:style="single" draw:color="#000000" draw:distance="0cm" draw:rotation="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Fine_20_Dotted" draw:display-name="Fine Dotted" draw:style="rect" draw:dots1="1" draw:distance="0.45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 style:font-size-complex="24pt" style:language-complex="en" style:country-complex="US"/>
    </style:default-style>
    <style:style style:name="standard" style:family="graphic">
      <style:graphic-properties draw:stroke="solid" draw:stroke-dash="Fine_20_Dotted"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draw:fill-image-width="0cm" draw:fill-image-height="0cm" draw:shadow-offset-x="0.305cm" draw:shadow-offset-y="0.305cm">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style:tab-stops/>
      </style:paragraph-properties>
      <style:text-properties fo:color="#000000"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1" style:font-family-asian="'HG Mincho Light J'" style:font-pitch-asian="variable" style:font-size-asian="12pt" style:font-style-asian="normal" style:font-weight-asian="normal" style:font-name-complex="Nimbus Sans L" style:font-family-complex="'Nimbus Sans 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48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46cm" fo:margin-bottom="0.123cm" fo:line-height="90%" fo:text-align="start" fo:text-indent="0cm" style:punctuation-wrap="hanging" style:line-break="strict">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name-complex="Arial1" style:font-family-complex="Arial" style:font-family-generic-complex="swiss"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229cm" fo:margin-bottom="0.114cm" fo:line-height="90%" fo:text-align="start" fo:text-indent="0cm" style:punctuation-wrap="hanging" style:line-break="strict">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name-complex="Arial1" style:font-family-complex="Arial" style:font-family-generic-complex="swiss" style:font-pitch-complex="variable" style:font-size-complex="26pt" style:font-relief="none"/>
    </style:style>
    <style:style style:name="Default-outline3" style:family="presentation" style:parent-style-name="Default-outline2">
      <style:paragraph-properties fo:margin-left="3.175cm" fo:margin-right="0cm" fo:margin-top="0.211cm" fo:margin-bottom="0.105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1" style:font-family-asian="Arial" style:font-family-generic-asian="swiss" style:font-pitch-asian="variable" style:font-size-asian="24pt" style:font-name-complex="Arial1" style:font-family-complex="Arial" style:font-family-generic-complex="swiss" style:font-pitch-complex="variable" style:font-size-complex="24pt" style:font-relief="none"/>
    </style:style>
    <style:style style:name="Default-outline4" style:family="presentation" style:parent-style-name="Default-outline3">
      <style:paragraph-properties fo:margin-left="4.44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5" style:family="presentation" style:parent-style-name="Default-outline4">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6" style:family="presentation" style:parent-style-name="Default-outline5">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7" style:family="presentation" style:parent-style-name="Default-outline6">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8" style:family="presentation" style:parent-style-name="Default-outline7">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9" style:family="presentation" style:parent-style-name="Default-outline8">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123cm" fo:line-height="9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name-complex="Arial1" style:font-family-complex="Arial" style:font-family-generic-complex="swiss"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1" style:font-family-asian="'HG Mincho Light J'" style:font-pitch-asian="variable" style:font-size-asian="12pt" style:font-style-asian="normal" style:font-weight-asian="normal" style:font-name-complex="Nimbus Sans L" style:font-family-complex="'Nimbus Sans 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48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46cm" fo:margin-bottom="0.123cm" fo:line-height="90%" fo:text-align="start" fo:text-indent="0cm" style:punctuation-wrap="hanging" style:line-break="strict">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name-complex="Arial1" style:font-family-complex="Arial" style:font-family-generic-complex="swiss"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2.059cm" fo:margin-right="0cm" fo:margin-top="0.229cm" fo:margin-bottom="0.114cm" fo:line-height="90%" fo:text-align="start" fo:text-indent="0cm" style:punctuation-wrap="hanging" style:line-break="strict">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name-complex="Arial1" style:font-family-complex="Arial" style:font-family-generic-complex="swiss" style:font-pitch-complex="variable" style:font-size-complex="26pt" style:font-relief="none"/>
    </style:style>
    <style:style style:name="Title1-outline3" style:family="presentation" style:parent-style-name="Title1-outline2">
      <style:paragraph-properties fo:margin-left="3.175cm" fo:margin-right="0cm" fo:margin-top="0.211cm" fo:margin-bottom="0.105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1" style:font-family-asian="Arial" style:font-family-generic-asian="swiss" style:font-pitch-asian="variable" style:font-size-asian="24pt" style:font-name-complex="Arial1" style:font-family-complex="Arial" style:font-family-generic-complex="swiss" style:font-pitch-complex="variable" style:font-size-complex="24pt" style:font-relief="none"/>
    </style:style>
    <style:style style:name="Title1-outline4" style:family="presentation" style:parent-style-name="Title1-outline3">
      <style:paragraph-properties fo:margin-left="4.44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5" style:family="presentation" style:parent-style-name="Title1-outline4">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6" style:family="presentation" style:parent-style-name="Title1-outline5">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7" style:family="presentation" style:parent-style-name="Title1-outline6">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8" style:family="presentation" style:parent-style-name="Title1-outline7">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9" style:family="presentation" style:parent-style-name="Title1-outline8">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123cm" fo:line-height="9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name-complex="Arial1" style:font-family-complex="Arial" style:font-family-generic-complex="swiss"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opacity="100%"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3" style:family="graphic" style:parent-style-name="standard">
      <style:graphic-properties draw:stroke="none" draw:fill="none" draw:fill-color="#ffffff" draw:opacity="100%"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none" draw:fill-color="#ffffff" draw:opacity="1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P1" style:family="paragraph">
      <style:paragraph-properties fo:text-align="center" style:writing-mode="lr-tb"/>
      <style:text-properties fo:font-size="24pt"/>
    </style:style>
    <style:style style:name="MP2" style:family="paragraph">
      <style:paragraph-properties fo:text-align="center" style:writing-mode="lr-tb"/>
    </style:style>
    <style:style style:name="MP3"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Default" style:page-layout-name="PM1" draw:style-name="Mdp1">
      <draw:frame draw:style-name="Mgr1" draw:text-style-name="MP1" draw:layer="backgroundobjects" svg:width="28cm" svg:height="3.835cm" svg:x="-0.001cm" svg:y="0cm">
        <draw:image xlink:href="Pictures/10000000000003A8000001416BFAE9C4.jpg" xlink:type="simple" xlink:show="embed" xlink:actuate="onLoad">
          <text:p/>
        </draw:image>
      </draw:frame>
      <draw:frame presentation:style-name="Default-outline1" draw:layer="backgroundobjects" svg:width="25.196cm" svg:height="12.18cm" svg:x="1.4cm" svg:y="4.898cm" presentation:class="outline" presentation:placeholder="true">
        <draw:text-box/>
      </draw:frame>
      <draw:frame presentation:style-name="Default-title" draw:layer="backgroundobjects" svg:width="25.176cm" svg:height="3.011cm" svg:x="1.4cm" svg:y="0.84cm" presentation:class="title" presentation:placeholder="true">
        <draw:text-box/>
      </draw:frame>
      <draw:g>
        <draw:rect draw:style-name="Mgr2" draw:text-style-name="MP2" draw:layer="layout" svg:width="18.667cm" svg:height="12.443cm" svg:x="4.665cm" svg:y="4.277cm">
          <text:p/>
        </draw:rect>
      </draw:g>
      <draw:frame draw:style-name="Mgr3" draw:text-style-name="MP1" draw:layer="backgroundobjects" svg:width="3.704cm" svg:height="2.013cm" svg:x="23.596cm" svg:y="18.52cm">
        <draw:image xlink:href="Pictures/10000000000001250000009FB8171683.jpg" xlink:type="simple" xlink:show="embed" xlink:actuate="onLoad">
          <text:p/>
        </draw:image>
      </draw:frame>
      <presentation:notes style:page-layout-name="PM2">
        <draw:rect draw:style-name="Mgr4" draw:text-style-name="MP3" draw:layer="backgroundobjects" svg:width="21.59cm" svg:height="27.94cm" svg:x="-0.001cm" svg:y="-0.001cm">
          <text:p/>
        </draw:rect>
        <draw:page-thumbnail presentation:style-name="Default-title" draw:layer="backgroundobjects" svg:width="0.001cm" svg:height="34.586cm" svg:x="0cm" svg:y="0cm" presentation:class="page"/>
        <draw:frame presentation:style-name="Default-notes" draw:layer="backgroundobjects" svg:width="17.267cm" svg:height="12.57cm" svg:x="2.159cm" svg:y="13.271cm" presentation:class="notes" presentation:placeholder="true">
          <draw:text-box/>
        </draw:frame>
      </presentation:notes>
    </style:master-page>
    <style:master-page style:name="Title1" style:page-layout-name="PM1" draw:style-name="Mdp1">
      <draw:frame presentation:style-name="Title1-title" draw:layer="backgroundobjects" svg:width="24.034cm" svg:height="4.502cm" svg:x="1.866cm" svg:y="9.964cm" presentation:class="title" presentation:placeholder="true" presentation:user-transformed="true">
        <draw:text-box/>
      </draw:frame>
      <draw:g>
        <draw:rect draw:style-name="Mgr2" draw:text-style-name="MP2" draw:layer="layout" svg:width="18.667cm" svg:height="12.443cm" svg:x="4.665cm" svg:y="4.277cm">
          <text:p/>
        </draw:rect>
      </draw:g>
      <draw:frame draw:style-name="Mgr3" draw:text-style-name="MP1" draw:layer="backgroundobjects" svg:width="3.704cm" svg:height="2.013cm" svg:x="23.596cm" svg:y="18.52cm">
        <draw:image xlink:href="Pictures/10000000000001250000009FB8171683.jpg" xlink:type="simple" xlink:show="embed" xlink:actuate="onLoad">
          <text:p/>
        </draw:image>
      </draw:frame>
      <draw:frame draw:style-name="Mgr5" draw:text-style-name="MP1" draw:layer="backgroundobjects" svg:width="28cm" svg:height="9.6cm" svg:x="-0.001cm" svg:y="0cm">
        <draw:image xlink:href="Pictures/10000000000003A800000141BDADF987.jpg" xlink:type="simple" xlink:show="embed" xlink:actuate="onLoad">
          <text:p/>
        </draw:image>
      </draw:frame>
      <draw:frame presentation:style-name="Title1-outline1" draw:layer="backgroundobjects" svg:width="25.199cm" svg:height="12.18cm" svg:x="1.4cm" svg:y="4.913cm" presentation:class="outline" presentation:placeholder="true" presentation:user-transformed="true">
        <draw:text-box/>
      </draw:frame>
      <presentation:notes style:page-layout-name="PM2">
        <draw:rect draw:style-name="Mgr4" draw:text-style-name="MP3" draw:layer="backgroundobjects" svg:width="21.59cm" svg:height="27.94cm" svg:x="-0.001cm" svg:y="-0.001cm">
          <text:p/>
        </draw:rect>
        <draw:page-thumbnail presentation:style-name="Title1-title" draw:layer="backgroundobjects" svg:width="0.001cm" svg:height="34.586cm" svg:x="0cm" svg:y="0cm" presentation:class="page"/>
        <draw:frame presentation:style-name="Title1-notes" draw:layer="backgroundobjects" svg:width="17.267cm" svg:height="12.57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creation-date>2006-06-23T15:55:02</meta:creation-date>
    <dc:date>2016-04-22T12:53:54.531629804</dc:date>
    <dc:language>en-US</dc:language>
    <meta:editing-cycles>385</meta:editing-cycles>
    <meta:editing-duration>P4DT7H53M1S</meta:editing-duration>
    <meta:document-statistic meta:object-count="76"/>
    <meta:user-defined meta:name="Info 1"/>
    <meta:user-defined meta:name="Info 2"/>
    <meta:user-defined meta:name="Info 3"/>
    <meta:user-defined meta:name="Info 4"/>
  </office:meta>
</office:document-meta>
</file>